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31in" style:rel-column-width="4338*"/>
    </style:style>
    <style:style style:name="Table1.B" style:family="table-column">
      <style:table-column-properties style:column-width="2.234in" style:rel-column-width="21874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e1a2a" officeooo:paragraph-rsid="000e1a2a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1a2a" officeooo:paragraph-rsid="000e1a2a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e1a2a" officeooo:paragraph-rsid="000e1a2a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1c3bf3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20f2fd" officeooo:paragraph-rsid="0020f2fd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9be38" officeooo:paragraph-rsid="00225022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239cb6" fo:background-color="#ffff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5ca14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2bcac" officeooo:paragraph-rsid="00239cb6" style:font-size-asian="12.1999998092651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c3bf3" officeooo:paragraph-rsid="00239cb6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5ca14"/>
    </style:style>
    <style:style style:name="P16" style:family="paragraph" style:parent-style-name="Standard">
      <style:paragraph-properties fo:text-align="start" style:justify-single-word="false"/>
      <style:text-properties officeooo:paragraph-rsid="000f40ec"/>
    </style:style>
    <style:style style:name="P17" style:family="paragraph" style:parent-style-name="Standard">
      <style:paragraph-properties fo:text-align="start" style:justify-single-word="false"/>
      <style:text-properties officeooo:paragraph-rsid="001ac5a4"/>
    </style:style>
    <style:style style:name="P18" style:family="paragraph" style:parent-style-name="Standard">
      <style:paragraph-properties fo:text-align="start" style:justify-single-word="false"/>
      <style:text-properties officeooo:paragraph-rsid="002087a2"/>
    </style:style>
    <style:style style:name="P19" style:family="paragraph" style:parent-style-name="Standard">
      <style:paragraph-properties fo:text-align="center" style:justify-single-word="false"/>
      <style:text-properties officeooo:paragraph-rsid="000e1a2a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language="uk" fo:country="UA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uk" fo:country="UA" fo:font-weight="bold" officeooo:rsid="0018731e" officeooo:paragraph-rsid="0018731e" style:font-size-asian="12pt" style:font-weight-asian="bold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HTML_20_Preformatted">
      <style:text-properties fo:color="#000000" style:font-name="Times New Roman" fo:font-size="11pt" fo:language="uk" fo:country="UA" style:font-size-asian="11pt" style:font-name-complex="Calibri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225022" style:font-size-asian="12.1999998092651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087a2" officeooo:paragraph-rsid="002087a2" style:font-size-asian="12.1999998092651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80808" style:font-name="JetBrains Mono" fo:font-size="10pt" fo:language="uk" fo:country="UA" fo:font-style="normal" style:text-underline-style="none" fo:font-weight="normal" officeooo:rsid="0012bcac" officeooo:paragraph-rsid="001e94e6" style:font-size-asian="10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style="normal" style:text-underline-style="solid" style:text-underline-width="auto" style:text-underline-color="font-color" fo:font-weight="normal" officeooo:rsid="00239cb6" officeooo:paragraph-rsid="00239cb6" fo:background-color="#fffff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0f40ec"/>
    </style:style>
    <style:style style:name="T1" style:family="text">
      <style:text-properties officeooo:rsid="0015ca1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a8e"/>
    </style:style>
    <style:style style:name="T4" style:family="text">
      <style:text-properties style:text-underline-style="none" officeooo:rsid="002087a2"/>
    </style:style>
    <style:style style:name="T5" style:family="text">
      <style:text-properties style:text-underline-style="none" officeooo:rsid="00225022"/>
    </style:style>
    <style:style style:name="T6" style:family="text">
      <style:text-properties style:text-underline-style="none" officeooo:rsid="00267890"/>
    </style:style>
    <style:style style:name="T7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style:font-size-asian="12.1999998092651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8731e" style:font-size-asian="12.1999998092651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5ca14" style:font-size-asian="12.1999998092651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Times New Roman" fo:font-size="14pt" fo:language="uk" fo:country="UA" fo:font-style="normal" style:text-underline-style="none" fo:font-weight="normal" officeooo:rsid="001ac5a4" style:font-size-asian="12.1999998092651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language="uk" fo:country="UA" fo:font-style="normal" style:text-underline-style="none" fo:font-weight="normal" officeooo:rsid="0019be38" style:font-size-asian="12.1999998092651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uk" fo:country="UA" fo:font-style="normal" style:text-underline-style="none" fo:font-weight="normal" officeooo:rsid="002087a2" style:font-size-asian="12.1999998092651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uk" fo:country="UA" fo:font-style="normal" style:text-underline-style="none" fo:font-weight="normal" officeooo:rsid="000f40ec" style:font-size-asian="12.1999998092651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language="uk" fo:country="UA" fo:font-style="normal" style:text-underline-style="none" fo:font-weight="normal" officeooo:rsid="00225022" style:font-size-asian="12.1999998092651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uk" fo:country="UA" fo:font-style="normal" style:text-underline-style="none" fo:font-weight="normal" officeooo:rsid="00267890" style:font-size-asian="12.1999998092651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language="uk" fo:country="UA" fo:font-weight="bold" officeooo:rsid="000e1a2a" style:font-size-asian="12.1999998092651pt" style:font-weight-asian="bold" style:font-size-complex="14pt" style:font-weight-complex="bold"/>
    </style:style>
    <style:style style:name="T17" style:family="text">
      <style:text-properties style:font-name="Times New Roman" fo:font-size="14pt" fo:language="uk" fo:country="UA" fo:font-weight="bold" officeooo:rsid="002087a2" style:font-size-asian="12.1999998092651pt" style:font-weight-asian="bold" style:font-size-complex="14pt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style:font-name="JetBrains Mono" fo:font-size="10pt" style:font-size-asian="10pt"/>
    </style:style>
    <style:style style:name="T20" style:family="text">
      <style:text-properties fo:color="#000000" style:font-name="JetBrains Mono" fo:font-size="10pt" style:font-size-asian="10pt"/>
    </style:style>
    <style:style style:name="T21" style:family="text">
      <style:text-properties fo:color="#000000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officeooo:rsid="0023bb2d"/>
    </style:style>
    <style:style style:name="T23" style:family="text">
      <style:text-properties fo:language="ru" fo:country="RU" style:font-size-complex="12pt"/>
    </style:style>
    <style:style style:name="T24" style:family="text">
      <style:text-properties fo:language="ru" fo:country="RU" officeooo:rsid="0018731e" style:font-size-complex="12pt"/>
    </style:style>
    <style:style style:name="T25" style:family="text">
      <style:text-properties officeooo:rsid="001c3bf3"/>
    </style:style>
    <style:style style:name="T26" style:family="text">
      <style:text-properties fo:color="#0033b3" style:font-name="JetBrains Mono" fo:font-size="10pt" style:font-size-asian="10pt"/>
    </style:style>
    <style:style style:name="T27" style:family="text">
      <style:text-properties fo:color="#0033b3" style:font-name="JetBrains Mono" fo:font-size="10pt" officeooo:rsid="00239cb6" style:font-size-asian="10pt"/>
    </style:style>
    <style:style style:name="T28" style:family="text">
      <style:text-properties fo:color="#0033b3" style:font-name="JetBrains Mono" fo:font-size="10pt" style:font-size-asian="10pt"/>
    </style:style>
    <style:style style:name="T29" style:family="text">
      <style:text-properties fo:color="#0033b3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80808" style:font-name="JetBrains Mono" fo:font-size="10pt" style:font-size-asian="10pt"/>
    </style:style>
    <style:style style:name="T31" style:family="text">
      <style:text-properties fo:color="#080808" style:font-name="JetBrains Mono" fo:font-size="10pt" style:font-size-asian="10pt"/>
    </style:style>
    <style:style style:name="T32" style:family="text">
      <style:text-properties fo:color="#080808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80808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8c8c8c" style:font-name="JetBrains Mono" fo:font-size="10pt" fo:font-style="italic" style:font-size-asian="10pt" style:font-style-asian="italic"/>
    </style:style>
    <style:style style:name="T35" style:family="text">
      <style:text-properties fo:color="#8c8c8c" style:font-name="JetBrains Mono" fo:font-size="10pt" fo:font-style="italic" style:font-size-asian="10pt" style:font-style-asian="italic"/>
    </style:style>
    <style:style style:name="T36" style:family="text">
      <style:text-properties fo:color="#8c8c8c" style:font-name="JetBrains Mono" fo:font-size="10pt" fo:font-style="italic" fo:background-color="#99ccff" loext:char-shading-value="0" style:font-size-asian="10pt" style:font-style-asian="italic"/>
    </style:style>
    <style:style style:name="T37" style:family="text">
      <style:text-properties fo:color="#8c8c8c" style:font-name="JetBrains Mono" fo:font-size="10pt" fo:language="uk" fo:country="UA" fo:font-style="italic" style:text-underline-style="none" fo:font-weight="normal" officeooo:rsid="000f40ec" style:font-size-asian="10pt" style:font-style-asian="italic" style:font-weight-asian="normal" style:font-size-complex="14pt" style:font-style-complex="normal" style:font-weight-complex="normal"/>
    </style:style>
    <style:style style:name="T38" style:family="text">
      <style:text-properties fo:color="#1750eb" style:font-name="JetBrains Mono" fo:font-size="10pt" style:font-size-asian="10pt"/>
    </style:style>
    <style:style style:name="T39" style:family="text">
      <style:text-properties fo:color="#1750eb" style:font-name="JetBrains Mono" fo:font-size="10pt" style:font-size-asian="10pt"/>
    </style:style>
    <style:style style:name="T40" style:family="text">
      <style:text-properties fo:color="#1750eb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627a" style:font-name="JetBrains Mono" fo:font-size="10pt" style:font-size-asian="10pt"/>
    </style:style>
    <style:style style:name="T42" style:family="text">
      <style:text-properties fo:color="#00627a" style:font-name="JetBrains Mono" fo:font-size="10pt" style:font-size-asian="10pt"/>
    </style:style>
    <style:style style:name="T43" style:family="text">
      <style:text-properties fo:color="#00627a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67d17" style:font-name="JetBrains Mono" fo:font-size="10pt" style:font-size-asian="10pt"/>
    </style:style>
    <style:style style:name="T45" style:family="text">
      <style:text-properties fo:color="#067d17" style:font-name="JetBrains Mono" fo:font-size="10pt" style:font-size-asian="10pt"/>
    </style:style>
    <style:style style:name="T46" style:family="text">
      <style:text-properties fo:color="#067d17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37a6" style:font-name="JetBrains Mono" fo:font-size="10pt" style:font-size-asian="10pt"/>
    </style:style>
    <style:style style:name="T48" style:family="text">
      <style:text-properties fo:color="#0037a6" style:font-name="JetBrains Mono" fo:font-size="10pt" style:font-size-asian="10pt"/>
    </style:style>
    <style:style style:name="T49" style:family="text">
      <style:text-properties fo:color="#0037a6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50" style:family="text">
      <style:text-properties officeooo:rsid="002087a2"/>
    </style:style>
    <style:style style:name="T51" style:family="text">
      <style:text-properties officeooo:rsid="0020f2fd"/>
    </style:style>
    <style:style style:name="T52" style:family="text">
      <style:text-properties fo:color="#660e7a" style:font-name="JetBrains Mono" fo:font-size="10pt" style:font-size-asian="10pt"/>
    </style:style>
    <style:style style:name="T53" style:family="text">
      <style:text-properties officeooo:rsid="00225022"/>
    </style:style>
    <style:style style:name="T54" style:family="text">
      <style:text-properties fo:color="#9e880d" style:font-name="JetBrains Mono" fo:font-size="10pt" style:font-size-asian="10pt"/>
    </style:style>
    <style:style style:name="T55" style:family="text">
      <style:text-properties fo:color="#9e880d" style:font-name="JetBrains Mono" fo:font-size="10pt" style:font-size-asian="10pt"/>
    </style:style>
    <style:style style:name="T56" style:family="text">
      <style:text-properties fo:color="#9e880d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008080" style:font-name="JetBrains Mono" fo:font-size="10pt" style:font-size-asian="10pt"/>
    </style:style>
    <style:style style:name="T58" style:family="text">
      <style:text-properties fo:color="#008080" style:font-name="JetBrains Mono" fo:font-size="10pt" style:font-size-asian="10pt"/>
    </style:style>
    <style:style style:name="T59" style:family="text">
      <style:text-properties fo:color="#008080" style:font-name="JetBrains Mono" fo:font-size="10pt" fo:language="uk" fo:country="UA" fo:font-style="normal" style:text-underline-style="none" fo:font-weight="normal" officeooo:rsid="000f40ec" style:font-size-asian="10pt" style:font-style-asian="normal" style:font-weight-asian="normal" style:font-size-complex="14pt" style:font-style-complex="normal" style:font-weight-complex="normal"/>
    </style:style>
    <style:style style:name="T60" style:family="text">
      <style:text-properties officeooo:rsid="00239cb6"/>
    </style:style>
    <style:style style:name="T61" style:family="text">
      <style:text-properties officeooo:rsid="002678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ький політехнічний інститут імені Ігоря Сікорчького“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снови паралельного програмування</text:p>
      <text:p text:style-name="P2">Лабораторна робота №<text:span text:style-name="T61">5</text:span></text:p>
      <text:p text:style-name="P19"><text:span text:style-name="T16">“</text:span><text:span text:style-name="T17">ПОТОКИ В БІБЛІОТЕЦІ OpenMP</text:span><text:span text:style-name="T16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ла:</text:p>
      <text:p text:style-name="P3">студентка групи ІВ-81</text:p>
      <text:p text:style-name="P3">Дьяченко Т. С.</text:p>
      <text:p text:style-name="P3">Перевірив:</text:p>
      <text:p text:style-name="P3">Корочкін О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16"><text:soft-page-break/><text:span text:style-name="T7">З</text:span><text:span text:style-name="T8">АВДАННЯ</text:span><text:span text:style-name="T7">:</text:span></text:p>
      <text:p text:style-name="P4"/>
      <text:p text:style-name="P18"><text:span text:style-name="T13">Р</text:span><text:span text:style-name="T12">озробити паралельну програму </text:span><text:span text:style-name="T14">з використання бібліотеки OpenMP</text:span><text:span text:style-name="T12">, що містить 3 паралельні потоки Т1, Т2 і Т3, кожен з яких реалізує ввід-вивід власних даних та обчислює відповідно вираз за формулою F1, F2, F3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4">ПІБ</text:p>
          </table:table-cell>
          <table:table-cell table:style-name="Table1.A1" office:value-type="string">
            <text:p text:style-name="P25">F1</text:p>
          </table:table-cell>
          <table:table-cell table:style-name="Table1.A1" office:value-type="string">
            <text:p text:style-name="P25">F2</text:p>
          </table:table-cell>
          <table:table-cell table:style-name="Table1.E1" office:value-type="string">
            <text:p text:style-name="P25">F2</text:p>
          </table:table-cell>
        </table:table-row>
        <table:table-row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26">Дьяченко Тетяна Сергіївна</text:p>
          </table:table-cell>
          <table:table-cell table:style-name="Table1.A2" office:value-type="string">
            <text:p text:style-name="P23">1.28</text:p>
          </table:table-cell>
          <table:table-cell table:style-name="Table1.A2" office:value-type="string">
            <text:p text:style-name="P20"><text:span text:style-name="T23"><text:s text:c="12"/></text:span><text:span text:style-name="T24">2</text:span><text:span text:style-name="T23">.16</text:span></text:p>
          </table:table-cell>
          <table:table-cell table:style-name="Table1.E2" office:value-type="string">
            <text:p text:style-name="P21"><text:span text:style-name="T24">3</text:span><text:span text:style-name="T23">.21</text:span></text:p>
          </table:table-cell>
        </table:table-row>
      </table:table>
      <text:p text:style-name="P4"/>
      <text:p text:style-name="P9"><text:tab/>F1: E = MAX(A)*(X+B*(MA*MD)+C)</text:p>
      <text:p text:style-name="P9"><text:tab/>F2: ML = SORT(TRANS(MF)*MK)</text:p>
      <text:p text:style-name="P9"><text:tab/>F3: S = SORT(O*MO)*(MS*MT)</text:p>
      <text:p text:style-name="P9"/>
      <text:p text:style-name="P15"><text:span text:style-name="T9">В</text:span><text:span text:style-name="T8">ИКОНАННЯ РОБОТИ</text:span><text:span text:style-name="T9">:</text:span></text:p>
      <text:p text:style-name="P10"/>
      <text:p text:style-name="P7"><text:span text:style-name="T3">В </text:span><text:span text:style-name="T2">ході виконання лабораторної роботи було розроблено паралельну програму на мові </text:span><text:span text:style-name="T4">C</text:span><text:span text:style-name="T5">++</text:span><text:span text:style-name="T2"> з використанням </text:span><text:span text:style-name="T5">бібліотеки OpenMP</text:span><text:span text:style-name="T2"> </text:span><text:span text:style-name="T4">та реалізації потокових функцій </text:span><text:span text:style-name="T6">T</text:span><text:span text:style-name="T4">1, T2, T3, що визначають дії відповідно потоків Т1, Т2 та Т3</text:span><text:span text:style-name="T2">. <text:line-break/><text:line-break/>Також було створено клас Data, що містить усі функції, що необхідні для проведення обчислень. </text:span><text:span text:style-name="T5">Для цього було створено 2 файли: Data.h з об’явленням усіх функцій та Data.cpp, який містить реалізацію цих функцій.</text:span></text:p>
      <text:p text:style-name="P11"/>
      <text:p text:style-name="P17"><text:span text:style-name="T10">В </text:span><text:span text:style-name="T11">основн</text:span><text:span text:style-name="T10">ому</text:span><text:span text:style-name="T11"> </text:span><text:span text:style-name="T14">файлі</text:span><text:span text:style-name="T11"> </text:span><text:span text:style-name="T12">Lab</text:span><text:span text:style-name="T15">5</text:span><text:span text:style-name="T14">.cpp</text:span><text:span text:style-name="T11"> створюється екземпляр Data для заданого N. </text:span><text:span text:style-name="T10">Також в </text:span><text:span text:style-name="T14">функції main файлу </text:span><text:span text:style-name="T12">Lab</text:span><text:span text:style-name="T15">5</text:span><text:span text:style-name="T14">.cpp</text:span><text:span text:style-name="T10"> створюються </text:span><text:span text:style-name="T15">3 паралельні ділянки (за допомогою #pragma omp section), що виконуються потоками</text:span><text:span text:style-name="T10"> </text:span><text:span text:style-name="T12">Т1, Т2 і Т3</text:span><text:span text:style-name="T10">.</text:span></text:p>
      <text:p text:style-name="P10"/>
      <text:p text:style-name="P15"><text:span text:style-name="T9">В</text:span><text:span text:style-name="T8">ИСНОВКИ</text:span><text:span text:style-name="T9">:</text:span></text:p>
      <text:p text:style-name="P12"/>
      <text:list xml:id="list2393884712" text:style-name="L1">
        <text:list-item>
          <text:p text:style-name="P27"><text:s/><text:span text:style-name="T53">Для запобігання виникнення проблеми спільного використання пристрою вводу вектори та матриці заповнюються за допомогою окремих функцій з класу Data.</text:span></text:p>
        </text:list-item>
        <text:list-item>
          <text:p text:style-name="P27"><text:span text:style-name="T25">При великих N (~1000) усі ядра системи завантажуються на </text:span><text:span text:style-name="T50">9</text:span><text:span text:style-name="T53">0</text:span><text:span text:style-name="T25">+%,</text:span><text:span text:style-name="T50"> </text:span><text:span text:style-name="T25">а потім завантаженість спадає, коли потоки завершуються.</text:span></text:p>
          <text:p text:style-name="P28"/>
        </text:list-item>
      </text:list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ДОДАТОК. </text:span>Лістінг програми:</text:p>
      <text:p text:style-name="P4"/>
      <text:p text:style-name="P6">Lab<text:span text:style-name="T61">5</text:span>.c<text:span text:style-name="T53">pp</text:span></text:p>
      <text:p text:style-name="P9"/>
      <text:p text:style-name="P16"><text:span text:style-name="T37">// Lab5.cpp : This file contains the 'main' function. Program execution begins and ends there.</text:span><text:span text:style-name="T13"><text:line-break/></text:span><text:span text:style-name="T37">//</text:span><text:span text:style-name="T13"><text:line-break/><text:line-break/></text:span><text:span text:style-name="T37">/*--------------------------------------------</text:span><text:span text:style-name="T13"><text:line-break/></text:span><text:span text:style-name="T37"> * -- Lab 5 Var 12</text:span><text:span text:style-name="T13"><text:line-break/></text:span><text:span text:style-name="T37"> * -- F1: E = MAX(A)*(X+B*(MA*MD)+C)</text:span><text:span text:style-name="T13"><text:line-break/></text:span><text:span text:style-name="T37"> * -- F2: ML = SORT(TRANS(MF)*MK)</text:span><text:span text:style-name="T13"><text:line-break/></text:span><text:span text:style-name="T37"> * -- F3: S = SORT(O*MO)*(MS*MT)</text:span><text:span text:style-name="T13"><text:line-break/></text:span><text:span text:style-name="T37"> * -- Diachenko Tetiana IV-81</text:span><text:span text:style-name="T13"><text:line-break/></text:span><text:span text:style-name="T37"> * -- Date 05.11.2020</text:span><text:span text:style-name="T13"><text:line-break/></text:span><text:span text:style-name="T37"> * --------------------------------------------*/</text:span><text:span text:style-name="T13"><text:line-break/><text:line-break/></text:span><text:span text:style-name="T56">#include </text:span><text:span text:style-name="T46">&lt;iostream&gt;</text:span><text:span text:style-name="T13"><text:line-break/></text:span><text:span text:style-name="T56">#include </text:span><text:span text:style-name="T46">&lt;omp.h&gt;</text:span><text:span text:style-name="T13"><text:line-break/></text:span><text:span text:style-name="T56">#include </text:span><text:span text:style-name="T46">&lt;windows.h&gt;</text:span><text:span text:style-name="T13"><text:line-break/></text:span><text:span text:style-name="T56">#include </text:span><text:span text:style-name="T46">"Data.h"</text:span><text:span text:style-name="T13"><text:line-break/><text:line-break/></text:span><text:span text:style-name="T29">void </text:span><text:span text:style-name="T43">T1</text:span><text:span text:style-name="T32">();</text:span><text:span text:style-name="T13"><text:line-break/></text:span><text:span text:style-name="T29">void </text:span><text:span text:style-name="T43">T2</text:span><text:span text:style-name="T32">();</text:span><text:span text:style-name="T13"><text:line-break/></text:span><text:span text:style-name="T29">void </text:span><text:span text:style-name="T43">T3</text:span><text:span text:style-name="T32">();</text:span><text:span text:style-name="T13"><text:line-break/><text:line-break/></text:span><text:span text:style-name="T59">Data </text:span><text:span text:style-name="T21">data </text:span><text:span text:style-name="T32">= </text:span><text:span text:style-name="T59">Data</text:span><text:span text:style-name="T32">(</text:span><text:span text:style-name="T40">1000</text:span><text:span text:style-name="T32">);</text:span><text:span text:style-name="T13"><text:line-break/><text:line-break/></text:span><text:span text:style-name="T29">int </text:span><text:span text:style-name="T43">main</text:span><text:span text:style-name="T32">() </text:span><text:span text:style-name="T13"><text:line-break/></text:span><text:span text:style-name="T32">{</text:span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Lab5 has started.</text:span><text:span text:style-name="T49">\n</text:span><text:span text:style-name="T46">"</text:span><text:span text:style-name="T32">;</text:span><text:span text:style-name="T13"><text:line-break/></text:span><text:span text:style-name="T32"> <text:s text:c="3"/></text:span><text:span text:style-name="T13"><text:line-break/></text:span><text:span text:style-name="T32"><text:tab/>omp_set_num_threads(</text:span><text:span text:style-name="T40">3</text:span><text:span text:style-name="T32">);</text:span><text:span text:style-name="T13"><text:line-break/></text:span><text:span text:style-name="T32"> <text:s text:c="3"/></text:span><text:span text:style-name="T56">#pragma </text:span><text:span text:style-name="T32">omp parallel sections num_threads(</text:span><text:span text:style-name="T40">3</text:span><text:span text:style-name="T32">)</text:span><text:span text:style-name="T13"><text:line-break/></text:span><text:span text:style-name="T32"><text:tab/>{</text:span><text:span text:style-name="T13"><text:line-break/></text:span><text:span text:style-name="T32"> <text:s text:c="7"/></text:span><text:span text:style-name="T56">#pragma </text:span><text:span text:style-name="T32">omp sections</text:span><text:span text:style-name="T13"><text:line-break/></text:span><text:span text:style-name="T32"> <text:s text:c="7"/>{</text:span><text:span text:style-name="T13"><text:line-break/></text:span><text:span text:style-name="T32"> <text:s text:c="11"/></text:span><text:span text:style-name="T56">#pragma </text:span><text:span text:style-name="T32">omp section</text:span><text:span text:style-name="T13"><text:line-break/></text:span><text:span text:style-name="T32"> <text:s text:c="11"/>{</text:span><text:span text:style-name="T13"><text:line-break/></text:span><text:span text:style-name="T32"> <text:s text:c="15"/>T1();</text:span><text:span text:style-name="T13"><text:line-break/></text:span><text:span text:style-name="T32"> <text:s text:c="11"/>}</text:span><text:span text:style-name="T13"><text:line-break/></text:span><text:span text:style-name="T32"> <text:s text:c="11"/></text:span><text:span text:style-name="T56">#pragma </text:span><text:span text:style-name="T32">omp section</text:span><text:span text:style-name="T13"><text:line-break/></text:span><text:span text:style-name="T32"> <text:s text:c="11"/>{</text:span><text:span text:style-name="T13"><text:line-break/></text:span><text:span text:style-name="T32"> <text:s text:c="15"/>T2();</text:span><text:span text:style-name="T13"><text:line-break/></text:span><text:span text:style-name="T32"> <text:s text:c="11"/>}</text:span><text:span text:style-name="T13"><text:line-break/></text:span><text:span text:style-name="T32"> <text:s text:c="11"/></text:span><text:span text:style-name="T56">#pragma </text:span><text:span text:style-name="T32">omp section</text:span><text:span text:style-name="T13"><text:line-break/></text:span><text:span text:style-name="T32"> <text:s text:c="11"/>{</text:span><text:span text:style-name="T13"><text:line-break/></text:span><text:span text:style-name="T32"> <text:s text:c="15"/>T3();</text:span><text:span text:style-name="T13"><text:line-break/></text:span><text:span text:style-name="T32"> <text:s text:c="11"/>}</text:span><text:span text:style-name="T13"><text:line-break/></text:span><text:span text:style-name="T32"> <text:s text:c="7"/>}</text:span><text:span text:style-name="T13"><text:line-break/></text:span><text:span text:style-name="T32"><text:tab/>}</text:span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Lab5 has finished.</text:span><text:span text:style-name="T49">\n</text:span><text:span text:style-name="T46">"</text:span><text:span text:style-name="T32">;</text:span><text:span text:style-name="T13"><text:line-break/></text:span><text:span text:style-name="T32">}</text:span><text:span text:style-name="T13"><text:line-break/><text:line-break/></text:span><text:span text:style-name="T29">void </text:span><text:span text:style-name="T43">T1</text:span><text:span text:style-name="T32">() {</text:span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1 has started.</text:span><text:span text:style-name="T49">\n</text:span><text:span text:style-name="T46">"</text:span><text:span text:style-name="T32">;</text:span><text:span text:style-name="T13"><text:line-break/></text:span><text:span text:style-name="T32"> <text:s text:c="3"/></text:span><text:span text:style-name="T29">int </text:span><text:span text:style-name="T21">n </text:span><text:span text:style-name="T32">= </text:span><text:span text:style-name="T21">data</text:span><text:span text:style-name="T32">.getN();</text:span><text:span text:style-name="T13"><text:line-break/></text:span><text:span text:style-name="T32"> <text:s text:c="3"/></text:span><text:span text:style-name="T29">int </text:span><text:span text:style-name="T21">f </text:span><text:span text:style-name="T32">= </text:span><text:span text:style-name="T40">1</text:span><text:span text:style-name="T32">;</text:span><text:span text:style-name="T13"><text:line-break/></text:span><text:span text:style-name="T32"> <text:s text:c="3"/></text:span><text:span text:style-name="T29">int</text:span><text:span text:style-name="T32">* </text:span><text:span text:style-name="T21">A </text:span><text:span text:style-name="T32">= </text:span><text:span text:style-name="T29">new int</text:span><text:span text:style-name="T32">[</text:span><text:span text:style-name="T21">n</text:span><text:span text:style-name="T32">];</text:span><text:span text:style-name="T13"><text:line-break/></text:span><text:soft-page-break/><text:span text:style-name="T32"> <text:s text:c="3"/></text:span><text:span text:style-name="T29">int</text:span><text:span text:style-name="T32">* </text:span><text:span text:style-name="T21">B </text:span><text:span text:style-name="T32">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 </text:span><text:span text:style-name="T21">C </text:span><text:span text:style-name="T32">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 </text:span><text:span text:style-name="T21">X </text:span><text:span text:style-name="T32">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A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D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1">MA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7"/></text:span><text:span text:style-name="T21">MD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}</text:span><text:span text:style-name="T13"><text:line-break/></text:span><text:span text:style-name="T32"> <text:s text:c="3"/></text:span><text:span text:style-name="T29">int</text:span><text:span text:style-name="T32">* </text:span><text:span text:style-name="T21">E</text:span><text:span text:style-name="T32">;</text:span><text:span text:style-name="T13"><text:line-break/><text:line-break/></text:span><text:span text:style-name="T32"> <text:s text:c="3"/></text:span><text:span text:style-name="T21">data</text:span><text:span text:style-name="T32">.Vector_Fill(</text:span><text:span text:style-name="T21">A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Vector_Fill(</text:span><text:span text:style-name="T21">B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Vector_Fill(</text:span><text:span text:style-name="T21">C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Vector_Fill(</text:span><text:span text:style-name="T21">X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A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D</text:span><text:span text:style-name="T32">, </text:span><text:span text:style-name="T21">f</text:span><text:span text:style-name="T32">);</text:span><text:span text:style-name="T13"><text:line-break/><text:line-break/></text:span><text:span text:style-name="T32"> <text:s text:c="3"/></text:span><text:span text:style-name="T21">E </text:span><text:span text:style-name="T32">= </text:span><text:span text:style-name="T21">data</text:span><text:span text:style-name="T32">.Func1(</text:span><text:span text:style-name="T21">A</text:span><text:span text:style-name="T32">, </text:span><text:span text:style-name="T21">B</text:span><text:span text:style-name="T32">, </text:span><text:span text:style-name="T21">C</text:span><text:span text:style-name="T32">, </text:span><text:span text:style-name="T21">X</text:span><text:span text:style-name="T32">, </text:span><text:span text:style-name="T21">MA</text:span><text:span text:style-name="T32">, </text:span><text:span text:style-name="T21">MD</text:span><text:span text:style-name="T32">);</text:span><text:span text:style-name="T13"><text:line-break/></text:span><text:span text:style-name="T32"> <text:s text:c="3"/>Sleep(</text:span><text:span text:style-name="T40">1500</text:span><text:span text:style-name="T32">);</text:span><text:span text:style-name="T13"><text:line-break/><text:line-break/></text:span><text:span text:style-name="T32"> <text:s text:c="3"/></text:span><text:span text:style-name="T29">if </text:span><text:span text:style-name="T32">(</text:span><text:span text:style-name="T21">n </text:span><text:span text:style-name="T32">&lt; </text:span><text:span text:style-name="T40">7</text:span><text:span text:style-name="T32">) {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-- F1: E = MAX(A)*(X+B*(MA*MD)+C)</text:span><text:span text:style-name="T49">\n</text:span><text:span text:style-name="T46">"</text:span><text:span text:style-name="T32">;</text:span><text:span text:style-name="T13"><text:line-break/></text:span><text:span text:style-name="T32"> <text:s text:c="7"/></text:span><text:span text:style-name="T21">data</text:span><text:span text:style-name="T32">.Vector_Print(</text:span><text:span text:style-name="T21">E</text:span><text:span text:style-name="T32">);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</text:span><text:span text:style-name="T49">\n</text:span><text:span text:style-name="T46">"</text:span><text:span text:style-name="T32">;</text:span><text:span text:style-name="T13"><text:line-break/></text:span><text:span text:style-name="T32"> <text:s text:c="3"/>}</text:span><text:span text:style-name="T13"><text:line-break/><text:line-break/></text:span><text:span text:style-name="T32"> <text:s text:c="3"/></text:span><text:span text:style-name="T29">delete</text:span><text:span text:style-name="T32">[] </text:span><text:span text:style-name="T21">A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B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C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X</text:span><text:span text:style-name="T32">;</text:span><text:span text:style-name="T13"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9">delete</text:span><text:span text:style-name="T32">[] </text:span><text:span text:style-name="T21">MA</text:span><text:span text:style-name="T32">[</text:span><text:span text:style-name="T21">i</text:span><text:span text:style-name="T32">];</text:span><text:span text:style-name="T13"><text:line-break/></text:span><text:span text:style-name="T32"> <text:s text:c="7"/></text:span><text:span text:style-name="T29">delete</text:span><text:span text:style-name="T32">[] </text:span><text:span text:style-name="T21">MD</text:span><text:span text:style-name="T32">[</text:span><text:span text:style-name="T21">i</text:span><text:span text:style-name="T32">];</text:span><text:span text:style-name="T13"><text:line-break/></text:span><text:span text:style-name="T32"> <text:s text:c="3"/>}</text:span><text:span text:style-name="T13"><text:line-break/></text:span><text:span text:style-name="T32"> <text:s text:c="3"/></text:span><text:span text:style-name="T29">delete</text:span><text:span text:style-name="T32">[] </text:span><text:span text:style-name="T21">MA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MD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E</text:span><text:span text:style-name="T32">;</text:span><text:span text:style-name="T13"><text:line-break/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1 has finished.</text:span><text:span text:style-name="T49">\n</text:span><text:span text:style-name="T46">"</text:span><text:span text:style-name="T32">;</text:span><text:span text:style-name="T13"><text:line-break/></text:span><text:span text:style-name="T32">}</text:span><text:span text:style-name="T13"><text:line-break/><text:line-break/><text:line-break/></text:span><text:span text:style-name="T29">void </text:span><text:span text:style-name="T43">T2</text:span><text:span text:style-name="T32">() {</text:span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2 has started.</text:span><text:span text:style-name="T49">\n</text:span><text:span text:style-name="T46">"</text:span><text:span text:style-name="T32">;</text:span><text:span text:style-name="T13"><text:line-break/></text:span><text:span text:style-name="T32"> <text:s text:c="3"/></text:span><text:span text:style-name="T29">int </text:span><text:span text:style-name="T21">n </text:span><text:span text:style-name="T32">= </text:span><text:span text:style-name="T21">data</text:span><text:span text:style-name="T32">.getN();</text:span><text:span text:style-name="T13"><text:line-break/></text:span><text:span text:style-name="T32"> <text:s text:c="3"/></text:span><text:span text:style-name="T29">int </text:span><text:span text:style-name="T21">f </text:span><text:span text:style-name="T32">= </text:span><text:span text:style-name="T40">1</text:span><text:span text:style-name="T32">;</text:span><text:span text:style-name="T13"><text:line-break/></text:span><text:span text:style-name="T32"> <text:s text:c="3"/></text:span><text:span text:style-name="T29">int</text:span><text:span text:style-name="T32">** </text:span><text:span text:style-name="T21">MF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K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L</text:span><text:span text:style-name="T32">;</text:span><text:span text:style-name="T13"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1">MF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7"/></text:span><text:span text:style-name="T21">MK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}</text:span><text:span text:style-name="T13"><text:line-break/><text:line-break/></text:span><text:span text:style-name="T32"> <text:s text:c="3"/></text:span><text:span text:style-name="T21">data</text:span><text:span text:style-name="T32">.Matrix_Fill(</text:span><text:span text:style-name="T21">MF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K</text:span><text:span text:style-name="T32">, </text:span><text:span text:style-name="T21">f</text:span><text:span text:style-name="T32">);</text:span><text:span text:style-name="T13"><text:line-break/><text:line-break/></text:span><text:span text:style-name="T32"> <text:s text:c="3"/></text:span><text:span text:style-name="T21">ML </text:span><text:span text:style-name="T32">= </text:span><text:span text:style-name="T21">data</text:span><text:span text:style-name="T32">.Func2(</text:span><text:span text:style-name="T21">MF</text:span><text:span text:style-name="T32">, </text:span><text:span text:style-name="T21">MK</text:span><text:span text:style-name="T32">);</text:span><text:span text:style-name="T13"><text:line-break/></text:span><text:soft-page-break/><text:span text:style-name="T32"> <text:s text:c="3"/>Sleep(</text:span><text:span text:style-name="T40">1500</text:span><text:span text:style-name="T32">);</text:span><text:span text:style-name="T13"><text:line-break/><text:line-break/></text:span><text:span text:style-name="T32"> <text:s text:c="3"/></text:span><text:span text:style-name="T29">if </text:span><text:span text:style-name="T32">(</text:span><text:span text:style-name="T21">n </text:span><text:span text:style-name="T32">&lt; </text:span><text:span text:style-name="T40">7</text:span><text:span text:style-name="T32">) {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-- F2: ML = SORT(TRANS(MF)*MK)</text:span><text:span text:style-name="T49">\n</text:span><text:span text:style-name="T46">"</text:span><text:span text:style-name="T32">;</text:span><text:span text:style-name="T13"><text:line-break/></text:span><text:span text:style-name="T32"> <text:s text:c="7"/></text:span><text:span text:style-name="T21">data</text:span><text:span text:style-name="T32">.Matrix_Print(</text:span><text:span text:style-name="T21">ML</text:span><text:span text:style-name="T32">);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</text:span><text:span text:style-name="T49">\n</text:span><text:span text:style-name="T46">"</text:span><text:span text:style-name="T32">;</text:span><text:span text:style-name="T13"><text:line-break/></text:span><text:span text:style-name="T32"> <text:s text:c="3"/>}</text:span><text:span text:style-name="T13"><text:line-break/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9">delete</text:span><text:span text:style-name="T32">[] </text:span><text:span text:style-name="T21">MF</text:span><text:span text:style-name="T32">[</text:span><text:span text:style-name="T21">i</text:span><text:span text:style-name="T32">];</text:span><text:span text:style-name="T13"><text:line-break/></text:span><text:span text:style-name="T32"> <text:s text:c="7"/></text:span><text:span text:style-name="T29">delete</text:span><text:span text:style-name="T32">[] </text:span><text:span text:style-name="T21">MK</text:span><text:span text:style-name="T32">[</text:span><text:span text:style-name="T21">i</text:span><text:span text:style-name="T32">];</text:span><text:span text:style-name="T13"><text:line-break/></text:span><text:span text:style-name="T32"> <text:s text:c="7"/></text:span><text:span text:style-name="T29">delete</text:span><text:span text:style-name="T32">[] </text:span><text:span text:style-name="T21">ML</text:span><text:span text:style-name="T32">[</text:span><text:span text:style-name="T21">i</text:span><text:span text:style-name="T32">];</text:span><text:span text:style-name="T13"><text:line-break/></text:span><text:span text:style-name="T32"> <text:s text:c="3"/>}</text:span><text:span text:style-name="T13"><text:line-break/></text:span><text:span text:style-name="T32"> <text:s text:c="3"/></text:span><text:span text:style-name="T29">delete</text:span><text:span text:style-name="T32">[] </text:span><text:span text:style-name="T21">MF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MK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ML</text:span><text:span text:style-name="T32">;</text:span><text:span text:style-name="T13"><text:line-break/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2 has finished.</text:span><text:span text:style-name="T49">\n</text:span><text:span text:style-name="T46">"</text:span><text:span text:style-name="T32">;</text:span><text:span text:style-name="T13"><text:line-break/></text:span><text:span text:style-name="T32">}</text:span><text:span text:style-name="T13"><text:line-break/><text:line-break/></text:span><text:span text:style-name="T29">void </text:span><text:span text:style-name="T43">T3</text:span><text:span text:style-name="T32">() {</text:span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3 has started.</text:span><text:span text:style-name="T49">\n</text:span><text:span text:style-name="T46">"</text:span><text:span text:style-name="T32">;</text:span><text:span text:style-name="T13"><text:line-break/></text:span><text:span text:style-name="T32"> <text:s text:c="3"/></text:span><text:span text:style-name="T29">int </text:span><text:span text:style-name="T21">n </text:span><text:span text:style-name="T32">= </text:span><text:span text:style-name="T21">data</text:span><text:span text:style-name="T32">.getN();</text:span><text:span text:style-name="T13"><text:line-break/></text:span><text:span text:style-name="T32"> <text:s text:c="3"/></text:span><text:span text:style-name="T29">int </text:span><text:span text:style-name="T21">f </text:span><text:span text:style-name="T32">= </text:span><text:span text:style-name="T40">1</text:span><text:span text:style-name="T32">;</text:span><text:span text:style-name="T13"><text:line-break/></text:span><text:span text:style-name="T32"> <text:s text:c="3"/></text:span><text:span text:style-name="T29">int</text:span><text:span text:style-name="T32">* </text:span><text:span text:style-name="T21">O </text:span><text:span text:style-name="T32">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 </text:span><text:span text:style-name="T21">S</text:span><text:span text:style-name="T32">;</text:span><text:span text:style-name="T13"><text:line-break/></text:span><text:span text:style-name="T32"> <text:s text:c="3"/></text:span><text:span text:style-name="T29">int</text:span><text:span text:style-name="T32">** </text:span><text:span text:style-name="T21">MO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S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int</text:span><text:span text:style-name="T32">** </text:span><text:span text:style-name="T21">MT </text:span><text:span text:style-name="T32">= </text:span><text:span text:style-name="T29">new int</text:span><text:span text:style-name="T32">* [</text:span><text:span text:style-name="T21">n</text:span><text:span text:style-name="T32">];</text:span><text:span text:style-name="T13"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1">MO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7"/></text:span><text:span text:style-name="T21">MS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7"/></text:span><text:span text:style-name="T21">MT</text:span><text:span text:style-name="T32">[</text:span><text:span text:style-name="T21">i</text:span><text:span text:style-name="T32">] = </text:span><text:span text:style-name="T29">new int</text:span><text:span text:style-name="T32">[</text:span><text:span text:style-name="T21">n</text:span><text:span text:style-name="T32">];</text:span><text:span text:style-name="T13"><text:line-break/></text:span><text:span text:style-name="T32"> <text:s text:c="3"/>}</text:span><text:span text:style-name="T13"><text:line-break/><text:line-break/></text:span><text:span text:style-name="T32"> <text:s text:c="3"/></text:span><text:span text:style-name="T21">data</text:span><text:span text:style-name="T32">.Vector_Fill(</text:span><text:span text:style-name="T21">O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O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S</text:span><text:span text:style-name="T32">, </text:span><text:span text:style-name="T21">f</text:span><text:span text:style-name="T32">);</text:span><text:span text:style-name="T13"><text:line-break/></text:span><text:span text:style-name="T32"> <text:s text:c="3"/></text:span><text:span text:style-name="T21">data</text:span><text:span text:style-name="T32">.Matrix_Fill(</text:span><text:span text:style-name="T21">MT</text:span><text:span text:style-name="T32">, </text:span><text:span text:style-name="T21">f</text:span><text:span text:style-name="T32">);</text:span><text:span text:style-name="T13"><text:line-break/><text:line-break/></text:span><text:span text:style-name="T32"> <text:s text:c="3"/></text:span><text:span text:style-name="T21">S </text:span><text:span text:style-name="T32">= </text:span><text:span text:style-name="T21">data</text:span><text:span text:style-name="T32">.Func3(</text:span><text:span text:style-name="T21">O</text:span><text:span text:style-name="T32">, </text:span><text:span text:style-name="T21">MO</text:span><text:span text:style-name="T32">, </text:span><text:span text:style-name="T21">MS</text:span><text:span text:style-name="T32">, </text:span><text:span text:style-name="T21">MT</text:span><text:span text:style-name="T32">);</text:span><text:span text:style-name="T13"><text:line-break/></text:span><text:span text:style-name="T32"> <text:s text:c="3"/>Sleep(</text:span><text:span text:style-name="T40">1500</text:span><text:span text:style-name="T32">);</text:span><text:span text:style-name="T13"><text:line-break/><text:line-break/></text:span><text:span text:style-name="T32"> <text:s text:c="3"/></text:span><text:span text:style-name="T29">if </text:span><text:span text:style-name="T32">(</text:span><text:span text:style-name="T21">n </text:span><text:span text:style-name="T32">&lt; </text:span><text:span text:style-name="T40">7</text:span><text:span text:style-name="T32">) {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-- F3: S = SORT(O*MO)*(MS*MT)</text:span><text:span text:style-name="T49">\n</text:span><text:span text:style-name="T46">"</text:span><text:span text:style-name="T32">;</text:span><text:span text:style-name="T13"><text:line-break/></text:span><text:span text:style-name="T32"> <text:s text:c="7"/></text:span><text:span text:style-name="T21">data</text:span><text:span text:style-name="T32">.Vector_Print(</text:span><text:span text:style-name="T21">S</text:span><text:span text:style-name="T32">);</text:span><text:span text:style-name="T13"><text:line-break/></text:span><text:span text:style-name="T32"> <text:s text:c="7"/></text:span><text:span text:style-name="T59">std</text:span><text:span text:style-name="T32">::</text:span><text:span text:style-name="T21">cout </text:span><text:span text:style-name="T59">&lt;&lt; </text:span><text:span text:style-name="T46">"</text:span><text:span text:style-name="T49">\n</text:span><text:span text:style-name="T46">"</text:span><text:span text:style-name="T32">;</text:span><text:span text:style-name="T13"><text:line-break/></text:span><text:span text:style-name="T32"> <text:s text:c="3"/>}</text:span><text:span text:style-name="T13"><text:line-break/><text:line-break/></text:span><text:span text:style-name="T32"> <text:s text:c="3"/></text:span><text:span text:style-name="T29">delete</text:span><text:span text:style-name="T32">[] </text:span><text:span text:style-name="T21">O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S</text:span><text:span text:style-name="T32">;</text:span><text:span text:style-name="T13"><text:line-break/></text:span><text:span text:style-name="T32"> <text:s text:c="3"/></text:span><text:span text:style-name="T29">for </text:span><text:span text:style-name="T32">(</text:span><text:span text:style-name="T29">int </text:span><text:span text:style-name="T21">i </text:span><text:span text:style-name="T32">= </text:span><text:span text:style-name="T40">0</text:span><text:span text:style-name="T32">; </text:span><text:span text:style-name="T21">i </text:span><text:span text:style-name="T32">&lt; </text:span><text:span text:style-name="T21">n</text:span><text:span text:style-name="T32">; </text:span><text:span text:style-name="T21">i</text:span><text:span text:style-name="T32">++) {</text:span><text:span text:style-name="T13"><text:line-break/></text:span><text:span text:style-name="T32"> <text:s text:c="7"/></text:span><text:span text:style-name="T29">delete</text:span><text:span text:style-name="T32">[] </text:span><text:span text:style-name="T21">MO</text:span><text:span text:style-name="T32">[</text:span><text:span text:style-name="T21">i</text:span><text:span text:style-name="T32">];</text:span><text:span text:style-name="T13"><text:line-break/></text:span><text:span text:style-name="T32"> <text:s text:c="7"/></text:span><text:span text:style-name="T29">delete</text:span><text:span text:style-name="T32">[] </text:span><text:span text:style-name="T21">MS</text:span><text:span text:style-name="T32">[</text:span><text:span text:style-name="T21">i</text:span><text:span text:style-name="T32">];</text:span><text:span text:style-name="T13"><text:line-break/></text:span><text:span text:style-name="T32"> <text:s text:c="7"/></text:span><text:span text:style-name="T29">delete</text:span><text:span text:style-name="T32">[] </text:span><text:span text:style-name="T21">MT</text:span><text:span text:style-name="T32">[</text:span><text:span text:style-name="T21">i</text:span><text:span text:style-name="T32">];</text:span><text:span text:style-name="T13"><text:line-break/></text:span><text:span text:style-name="T32"> <text:s text:c="3"/>}</text:span><text:span text:style-name="T13"><text:line-break/></text:span><text:span text:style-name="T32"> <text:s text:c="3"/></text:span><text:span text:style-name="T29">delete</text:span><text:span text:style-name="T32">[] </text:span><text:span text:style-name="T21">MO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MS</text:span><text:span text:style-name="T32">;</text:span><text:span text:style-name="T13"><text:line-break/></text:span><text:span text:style-name="T32"> <text:s text:c="3"/></text:span><text:span text:style-name="T29">delete</text:span><text:span text:style-name="T32">[] </text:span><text:span text:style-name="T21">MT</text:span><text:span text:style-name="T32">;</text:span><text:span text:style-name="T13"><text:line-break/></text:span><text:soft-page-break/><text:span text:style-name="T13"><text:line-break/></text:span><text:span text:style-name="T32"> <text:s text:c="3"/></text:span><text:span text:style-name="T59">std</text:span><text:span text:style-name="T32">::</text:span><text:span text:style-name="T21">cout </text:span><text:span text:style-name="T59">&lt;&lt; </text:span><text:span text:style-name="T46">"-- T3 has finished.</text:span><text:span text:style-name="T49">\n</text:span><text:span text:style-name="T46">"</text:span><text:span text:style-name="T32">;</text:span><text:span text:style-name="T13"><text:line-break/></text:span><text:span text:style-name="T32">}</text:span><text:span text:style-name="T13"><text:line-break/><text:line-break/></text:span></text:p>
      <text:p text:style-name="P5">Data.<text:span text:style-name="T51">c</text:span><text:span text:style-name="T60">pp</text:span></text:p>
      <text:p text:style-name="P9"/>
      <text:p text:style-name="P13"><text:span text:style-name="T36">/*-----------------------------------------------------------</text:span><text:line-break/><text:span text:style-name="T34"> * This package contains functions for calculating F1, F2, F3</text:span><text:line-break/><text:span text:style-name="T34"> * --------------------------------------------------------*/</text:span><text:line-break/><text:line-break/><text:span text:style-name="T54">#include </text:span><text:span text:style-name="T44">&lt;iostream&gt;</text:span><text:line-break/><text:span text:style-name="T54">#include </text:span><text:span text:style-name="T44">"Data.h"</text:span><text:line-break/><text:line-break/><text:span text:style-name="T26">int </text:span><text:span text:style-name="T19">n</text:span><text:span text:style-name="T30">;</text:span><text:line-break/><text:line-break/><text:span text:style-name="T57">Data</text:span><text:span text:style-name="T30">::</text:span><text:span text:style-name="T41">Data</text:span><text:span text:style-name="T30">(</text:span><text:span text:style-name="T26">int </text:span><text:span text:style-name="T30">n_to_set) {</text:span><text:line-break/><text:span text:style-name="T30"> <text:s text:c="3"/></text:span><text:span text:style-name="T52">n </text:span><text:span text:style-name="T30">= n_to_set;</text:span><text:line-break/><text:span text:style-name="T30">}</text:span><text:line-break/><text:line-break/><text:span text:style-name="T26">int </text:span><text:span text:style-name="T57">Data</text:span><text:span text:style-name="T30">::</text:span><text:span text:style-name="T41">getN</text:span><text:span text:style-name="T30">() {</text:span><text:line-break/><text:span text:style-name="T30"> <text:s text:c="3"/></text:span><text:span text:style-name="T26">return </text:span><text:span text:style-name="T52">n</text:span><text:span text:style-name="T30">;</text:span><text:line-break/><text:span text:style-name="T30">}</text:span><text:line-break/><text:line-break/><text:span text:style-name="T34">/** Filling Vector with Number **/</text:span><text:line-break/><text:span text:style-name="T26">void </text:span><text:span text:style-name="T57">Data</text:span><text:span text:style-name="T30">::</text:span><text:span text:style-name="T41">Vector_Fill</text:span><text:span text:style-name="T30">(</text:span><text:span text:style-name="T26">int</text:span><text:span text:style-name="T30">* A, </text:span><text:span text:style-name="T26">int </text:span><text:span text:style-name="T30">a) {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A[</text:span><text:span text:style-name="T19">i</text:span><text:span text:style-name="T30">] = a;</text:span><text:line-break/><text:span text:style-name="T30"> <text:s text:c="3"/>}</text:span><text:line-break/><text:span text:style-name="T30">}</text:span><text:line-break/><text:line-break/><text:span text:style-name="T34">/** Filling Vector with Number **/</text:span><text:line-break/><text:span text:style-name="T26">void </text:span><text:span text:style-name="T57">Data</text:span><text:span text:style-name="T30">::</text:span><text:span text:style-name="T41">Matrix_Fill</text:span><text:span text:style-name="T30">(</text:span><text:span text:style-name="T26">int</text:span><text:span text:style-name="T30">** MA, </text:span><text:span text:style-name="T26">int </text:span><text:span text:style-name="T30">a) {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38">0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MA[</text:span><text:span text:style-name="T19">i</text:span><text:span text:style-name="T30">][</text:span><text:span text:style-name="T19">j</text:span><text:span text:style-name="T30">] = a;</text:span><text:line-break/><text:span text:style-name="T30"> <text:s text:c="7"/>}</text:span><text:line-break/><text:span text:style-name="T30"> <text:s text:c="3"/>}</text:span><text:line-break/><text:span text:style-name="T30">}</text:span><text:line-break/><text:line-break/><text:span text:style-name="T34">/** Setting Vector Element **/</text:span><text:line-break/><text:span text:style-name="T26">void </text:span><text:span text:style-name="T57">Data</text:span><text:span text:style-name="T30">::</text:span><text:span text:style-name="T41">Vector_Set_Element</text:span><text:span text:style-name="T30">(</text:span><text:span text:style-name="T26">int</text:span><text:span text:style-name="T30">* A, </text:span><text:span text:style-name="T26">int </text:span><text:span text:style-name="T30">i, </text:span><text:span text:style-name="T26">int </text:span><text:span text:style-name="T30">a) {</text:span><text:line-break/><text:span text:style-name="T30"> <text:s text:c="3"/>A[i] = a;</text:span><text:line-break/><text:span text:style-name="T30">}</text:span><text:line-break/><text:line-break/><text:span text:style-name="T34">/** Setting Matrix Element **/</text:span><text:line-break/><text:span text:style-name="T26">void </text:span><text:span text:style-name="T57">Data</text:span><text:span text:style-name="T30">::</text:span><text:span text:style-name="T41">Matrix_Set_Element</text:span><text:span text:style-name="T30">(</text:span><text:span text:style-name="T26">int</text:span><text:span text:style-name="T30">** MA, </text:span><text:span text:style-name="T26">int </text:span><text:span text:style-name="T30">i, </text:span><text:span text:style-name="T26">int </text:span><text:span text:style-name="T30">j, </text:span><text:span text:style-name="T26">int </text:span><text:span text:style-name="T30">a) {</text:span><text:line-break/><text:span text:style-name="T30"> <text:s text:c="3"/>MA[i][j] = a;</text:span><text:line-break/><text:span text:style-name="T30">}</text:span><text:line-break/><text:line-break/><text:span text:style-name="T34">/** Multiplying Scalar and Vector **/</text:span><text:line-break/><text:span text:style-name="T26">int</text:span><text:span text:style-name="T30">* </text:span><text:span text:style-name="T57">Data</text:span><text:span text:style-name="T30">::</text:span><text:span text:style-name="T41">Mul_Vector_Scalar</text:span><text:span text:style-name="T30">(</text:span><text:span text:style-name="T26">int</text:span><text:span text:style-name="T30">* A, </text:span><text:span text:style-name="T26">int </text:span><text:span text:style-name="T30">a) {</text:span><text:line-break/><text:span text:style-name="T30"> <text:s text:c="3"/></text:span><text:span text:style-name="T26">int</text:span><text:span text:style-name="T30">* </text:span><text:span text:style-name="T19">R </text:span><text:span text:style-name="T30">= </text:span><text:span text:style-name="T26">new int</text:span><text:span text:style-name="T30">[</text:span><text:span text:style-name="T52">n</text:span><text:span text:style-name="T30">]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19">R</text:span><text:span text:style-name="T30">[</text:span><text:span text:style-name="T19">i</text:span><text:span text:style-name="T30">] = A[</text:span><text:span text:style-name="T19">i</text:span><text:span text:style-name="T30">] * a;</text:span><text:line-break/><text:span text:style-name="T30"> <text:s text:c="3"/>}</text:span><text:line-break/><text:span text:style-name="T30"> <text:s text:c="3"/></text:span><text:span text:style-name="T26">return </text:span><text:span text:style-name="T19">R</text:span><text:span text:style-name="T30">;</text:span><text:line-break/><text:soft-page-break/><text:span text:style-name="T30">}</text:span><text:line-break/><text:line-break/><text:span text:style-name="T34">/** Multiplying Vector and Matrix **/</text:span><text:line-break/><text:span text:style-name="T26">int</text:span><text:span text:style-name="T30">* </text:span><text:span text:style-name="T57">Data</text:span><text:span text:style-name="T30">::</text:span><text:span text:style-name="T41">Mul_Vector_Matrix</text:span><text:span text:style-name="T30">(</text:span><text:span text:style-name="T26">int</text:span><text:span text:style-name="T30">* A, </text:span><text:span text:style-name="T26">int</text:span><text:span text:style-name="T30">** MA) {</text:span><text:line-break/><text:span text:style-name="T30"> <text:s text:c="3"/></text:span><text:span text:style-name="T26">int</text:span><text:span text:style-name="T30">* </text:span><text:span text:style-name="T19">R </text:span><text:span text:style-name="T30">= </text:span><text:span text:style-name="T26">new int</text:span><text:span text:style-name="T30">[</text:span><text:span text:style-name="T52">n</text:span><text:span text:style-name="T30">];</text:span><text:line-break/><text:span text:style-name="T30"> <text:s text:c="3"/></text:span><text:span text:style-name="T26">int </text:span><text:span text:style-name="T19">s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19">s </text:span><text:span text:style-name="T30">= </text:span><text:span text:style-name="T38">0</text:span><text:span text:style-name="T30">;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38">0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19">s </text:span><text:span text:style-name="T30">+= A[</text:span><text:span text:style-name="T19">j</text:span><text:span text:style-name="T30">] * MA[</text:span><text:span text:style-name="T19">j</text:span><text:span text:style-name="T30">][</text:span><text:span text:style-name="T19">i</text:span><text:span text:style-name="T30">];</text:span><text:line-break/><text:span text:style-name="T30"> <text:s text:c="7"/>}</text:span><text:line-break/><text:span text:style-name="T30"> <text:s text:c="7"/></text:span><text:span text:style-name="T19">R</text:span><text:span text:style-name="T30">[</text:span><text:span text:style-name="T19">i</text:span><text:span text:style-name="T30">] = </text:span><text:span text:style-name="T19">s</text:span><text:span text:style-name="T30">;</text:span><text:line-break/><text:span text:style-name="T30"> <text:s text:c="3"/>}</text:span><text:line-break/><text:span text:style-name="T30"> <text:s text:c="3"/></text:span><text:span text:style-name="T26">return </text:span><text:span text:style-name="T19">R</text:span><text:span text:style-name="T30">;</text:span><text:line-break/><text:span text:style-name="T30">}</text:span><text:line-break/><text:line-break/><text:span text:style-name="T34">/** Multiplying Matrix and Matrix **/</text:span><text:line-break/><text:span text:style-name="T26">int</text:span><text:span text:style-name="T30">** </text:span><text:span text:style-name="T57">Data</text:span><text:span text:style-name="T30">::</text:span><text:span text:style-name="T41">Mul_Matrix_Matrix</text:span><text:span text:style-name="T30">(</text:span><text:span text:style-name="T26">int</text:span><text:span text:style-name="T30">** MA, </text:span><text:span text:style-name="T26">int</text:span><text:span text:style-name="T30">** MB) {</text:span><text:line-break/><text:span text:style-name="T30"> <text:s text:c="3"/></text:span><text:span text:style-name="T26">int</text:span><text:span text:style-name="T30">** </text:span><text:span text:style-name="T19">MR </text:span><text:span text:style-name="T30">= </text:span><text:span text:style-name="T26">new int</text:span><text:span text:style-name="T30">*[</text:span><text:span text:style-name="T52">n</text:span><text:span text:style-name="T30">]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19">MR</text:span><text:span text:style-name="T30">[</text:span><text:span text:style-name="T19">i</text:span><text:span text:style-name="T30">] = </text:span><text:span text:style-name="T26">new int</text:span><text:span text:style-name="T30">[</text:span><text:span text:style-name="T52">n</text:span><text:span text:style-name="T30">];</text:span><text:line-break/><text:span text:style-name="T30"> <text:s text:c="3"/>}</text:span><text:line-break/><text:span text:style-name="T30"> <text:s text:c="3"/></text:span><text:span text:style-name="T26">int </text:span><text:span text:style-name="T19">s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38">0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19">s </text:span><text:span text:style-name="T30">= </text:span><text:span text:style-name="T38">0</text:span><text:span text:style-name="T30">;</text:span><text:line-break/><text:span text:style-name="T30"> <text:s text:c="11"/></text:span><text:span text:style-name="T26">for </text:span><text:span text:style-name="T30">(</text:span><text:span text:style-name="T26">int </text:span><text:span text:style-name="T19">k </text:span><text:span text:style-name="T30">= </text:span><text:span text:style-name="T38">0</text:span><text:span text:style-name="T30">; </text:span><text:span text:style-name="T19">k </text:span><text:span text:style-name="T30">&lt; </text:span><text:span text:style-name="T52">n</text:span><text:span text:style-name="T30">; </text:span><text:span text:style-name="T19">k</text:span><text:span text:style-name="T30">++) {</text:span><text:line-break/><text:span text:style-name="T30"> <text:s text:c="15"/></text:span><text:span text:style-name="T19">s </text:span><text:span text:style-name="T30">+= MA[</text:span><text:span text:style-name="T19">i</text:span><text:span text:style-name="T30">][</text:span><text:span text:style-name="T19">k</text:span><text:span text:style-name="T30">] * MB[</text:span><text:span text:style-name="T19">k</text:span><text:span text:style-name="T30">][</text:span><text:span text:style-name="T19">j</text:span><text:span text:style-name="T30">];</text:span><text:line-break/><text:span text:style-name="T30"> <text:s text:c="11"/>}</text:span><text:line-break/><text:span text:style-name="T30"> <text:s text:c="11"/></text:span><text:span text:style-name="T19">MR</text:span><text:span text:style-name="T30">[</text:span><text:span text:style-name="T19">i</text:span><text:span text:style-name="T30">][</text:span><text:span text:style-name="T19">j</text:span><text:span text:style-name="T30">] = </text:span><text:span text:style-name="T19">s</text:span><text:span text:style-name="T30">;</text:span><text:line-break/><text:span text:style-name="T30"> <text:s text:c="7"/>}</text:span><text:line-break/><text:span text:style-name="T30"> <text:s text:c="3"/>}</text:span><text:line-break/><text:span text:style-name="T30"> <text:s text:c="3"/></text:span><text:span text:style-name="T26">return </text:span><text:span text:style-name="T19">MR</text:span><text:span text:style-name="T30">;</text:span><text:line-break/><text:span text:style-name="T30">}</text:span><text:line-break/><text:line-break/><text:span text:style-name="T34">/** Adding Two Vectors **/</text:span><text:line-break/><text:span text:style-name="T26">int</text:span><text:span text:style-name="T30">* </text:span><text:span text:style-name="T57">Data</text:span><text:span text:style-name="T30">::</text:span><text:span text:style-name="T41">Add_Vectors</text:span><text:span text:style-name="T30">(</text:span><text:span text:style-name="T26">int</text:span><text:span text:style-name="T30">* A, </text:span><text:span text:style-name="T26">int</text:span><text:span text:style-name="T30">* B) {</text:span><text:line-break/><text:span text:style-name="T30"> <text:s text:c="3"/></text:span><text:span text:style-name="T26">int</text:span><text:span text:style-name="T30">* </text:span><text:span text:style-name="T19">R </text:span><text:span text:style-name="T30">= </text:span><text:span text:style-name="T26">new int</text:span><text:span text:style-name="T30">[</text:span><text:span text:style-name="T52">n</text:span><text:span text:style-name="T30">]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19">R</text:span><text:span text:style-name="T30">[</text:span><text:span text:style-name="T19">i</text:span><text:span text:style-name="T30">] = A[</text:span><text:span text:style-name="T19">i</text:span><text:span text:style-name="T30">] + B[</text:span><text:span text:style-name="T19">i</text:span><text:span text:style-name="T30">];</text:span><text:line-break/><text:span text:style-name="T30"> <text:s text:c="3"/>}</text:span><text:line-break/><text:span text:style-name="T30"> <text:s text:c="3"/></text:span><text:span text:style-name="T26">return </text:span><text:span text:style-name="T19">R</text:span><text:span text:style-name="T30">;</text:span><text:line-break/><text:span text:style-name="T30">}</text:span><text:line-break/><text:line-break/><text:span text:style-name="T34">/** Transposing Matrix **/</text:span><text:line-break/><text:span text:style-name="T26">void </text:span><text:span text:style-name="T57">Data</text:span><text:span text:style-name="T30">::</text:span><text:span text:style-name="T41">Transpose_Matrix</text:span><text:span text:style-name="T30">(</text:span><text:span text:style-name="T26">int</text:span><text:span text:style-name="T30">** MA) {</text:span><text:line-break/><text:span text:style-name="T30"> <text:s text:c="3"/></text:span><text:span text:style-name="T26">int </text:span><text:span text:style-name="T19">t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19">i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19">t </text:span><text:span text:style-name="T30">= MA[</text:span><text:span text:style-name="T19">i</text:span><text:span text:style-name="T30">][</text:span><text:span text:style-name="T19">j</text:span><text:span text:style-name="T30">];</text:span><text:line-break/><text:span text:style-name="T30"> <text:s text:c="11"/>MA[</text:span><text:span text:style-name="T19">i</text:span><text:span text:style-name="T30">][</text:span><text:span text:style-name="T19">j</text:span><text:span text:style-name="T30">] = MA[</text:span><text:span text:style-name="T19">j</text:span><text:span text:style-name="T30">][</text:span><text:span text:style-name="T19">i</text:span><text:span text:style-name="T30">];</text:span><text:line-break/><text:span text:style-name="T30"> <text:s text:c="11"/>MA[</text:span><text:span text:style-name="T19">j</text:span><text:span text:style-name="T30">][</text:span><text:span text:style-name="T19">i</text:span><text:span text:style-name="T30">] = </text:span><text:span text:style-name="T19">t</text:span><text:span text:style-name="T30">;</text:span><text:line-break/><text:span text:style-name="T30"> <text:s text:c="7"/>}</text:span><text:line-break/><text:span text:style-name="T30"> <text:s text:c="3"/>}</text:span><text:line-break/><text:span text:style-name="T30">}</text:span><text:line-break/><text:line-break/><text:span text:style-name="T30"> </text:span><text:span text:style-name="T34">/** Sorting Vector **/</text:span><text:line-break/><text:span text:style-name="T26">void </text:span><text:span text:style-name="T57">Data</text:span><text:span text:style-name="T30">::</text:span><text:span text:style-name="T41">Sort_Vector</text:span><text:span text:style-name="T30">(</text:span><text:span text:style-name="T26">int</text:span><text:span text:style-name="T30">* A) {</text:span><text:line-break/><text:span text:style-name="T30"> <text:s text:c="3"/></text:span><text:span text:style-name="T26">int </text:span><text:span text:style-name="T19">t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oft-pag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19">i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26">if </text:span><text:span text:style-name="T30">(A[</text:span><text:span text:style-name="T19">i</text:span><text:span text:style-name="T30">] &gt; A[</text:span><text:span text:style-name="T19">j</text:span><text:span text:style-name="T30">]) {</text:span><text:line-break/><text:span text:style-name="T30"> <text:s text:c="15"/></text:span><text:span text:style-name="T19">t </text:span><text:span text:style-name="T30">= A[</text:span><text:span text:style-name="T19">i</text:span><text:span text:style-name="T30">];</text:span><text:line-break/><text:span text:style-name="T30"> <text:s text:c="15"/>A[</text:span><text:span text:style-name="T19">i</text:span><text:span text:style-name="T30">] = A[</text:span><text:span text:style-name="T19">j</text:span><text:span text:style-name="T30">];</text:span><text:line-break/><text:span text:style-name="T30"> <text:s text:c="15"/>A[</text:span><text:span text:style-name="T19">j</text:span><text:span text:style-name="T30">] = </text:span><text:span text:style-name="T19">t</text:span><text:span text:style-name="T30">;</text:span><text:line-break/><text:span text:style-name="T30"> <text:s text:c="11"/>}</text:span><text:line-break/><text:span text:style-name="T30"> <text:s text:c="7"/>}</text:span><text:line-break/><text:span text:style-name="T30"> <text:s text:c="3"/>}</text:span><text:line-break/><text:span text:style-name="T30">}</text:span><text:line-break/><text:line-break/><text:span text:style-name="T34">/** Sorting Matrix **/</text:span><text:line-break/><text:span text:style-name="T26">void </text:span><text:span text:style-name="T57">Data</text:span><text:span text:style-name="T30">::</text:span><text:span text:style-name="T41">Sort_Matrix</text:span><text:span text:style-name="T30">(</text:span><text:span text:style-name="T26">int</text:span><text:span text:style-name="T30">** MA) {</text:span><text:line-break/><text:span text:style-name="T30"> <text:s text:c="3"/></text:span><text:span text:style-name="T26">int </text:span><text:span text:style-name="T19">t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38">0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26">for </text:span><text:span text:style-name="T30">(</text:span><text:span text:style-name="T26">int </text:span><text:span text:style-name="T19">k </text:span><text:span text:style-name="T30">= </text:span><text:span text:style-name="T19">j</text:span><text:span text:style-name="T30">; </text:span><text:span text:style-name="T19">k </text:span><text:span text:style-name="T30">&lt; </text:span><text:span text:style-name="T52">n</text:span><text:span text:style-name="T30">; </text:span><text:span text:style-name="T19">k</text:span><text:span text:style-name="T30">++) {</text:span><text:line-break/><text:span text:style-name="T30"> <text:s text:c="15"/></text:span><text:span text:style-name="T26">if </text:span><text:span text:style-name="T30">(MA[</text:span><text:span text:style-name="T19">i</text:span><text:span text:style-name="T30">][</text:span><text:span text:style-name="T19">j</text:span><text:span text:style-name="T30">] &gt; MA[</text:span><text:span text:style-name="T19">i</text:span><text:span text:style-name="T30">][</text:span><text:span text:style-name="T19">k</text:span><text:span text:style-name="T30">]) {</text:span><text:line-break/><text:span text:style-name="T30"> <text:s text:c="19"/></text:span><text:span text:style-name="T19">t </text:span><text:span text:style-name="T30">= MA[</text:span><text:span text:style-name="T19">i</text:span><text:span text:style-name="T30">][</text:span><text:span text:style-name="T19">j</text:span><text:span text:style-name="T30">];</text:span><text:line-break/><text:span text:style-name="T30"> <text:s text:c="19"/>MA[</text:span><text:span text:style-name="T19">i</text:span><text:span text:style-name="T30">][</text:span><text:span text:style-name="T19">j</text:span><text:span text:style-name="T30">] = MA[</text:span><text:span text:style-name="T19">i</text:span><text:span text:style-name="T30">][</text:span><text:span text:style-name="T19">k</text:span><text:span text:style-name="T30">];</text:span><text:line-break/><text:span text:style-name="T30"> <text:s text:c="19"/>MA[</text:span><text:span text:style-name="T19">i</text:span><text:span text:style-name="T30">][</text:span><text:span text:style-name="T19">k</text:span><text:span text:style-name="T30">] = </text:span><text:span text:style-name="T19">t</text:span><text:span text:style-name="T30">;</text:span><text:line-break/><text:span text:style-name="T30"> <text:s text:c="15"/>}</text:span><text:line-break/><text:span text:style-name="T30"> <text:s text:c="11"/>}</text:span><text:line-break/><text:span text:style-name="T30"> <text:s text:c="7"/>}</text:span><text:line-break/><text:span text:style-name="T30"> <text:s text:c="3"/>}</text:span><text:line-break/><text:span text:style-name="T30">}</text:span><text:line-break/><text:line-break/><text:span text:style-name="T34">/** Finding MAX in Vector **/</text:span><text:line-break/><text:span text:style-name="T26">int </text:span><text:span text:style-name="T57">Data</text:span><text:span text:style-name="T30">::</text:span><text:span text:style-name="T41">Vector_Max</text:span><text:span text:style-name="T30">(</text:span><text:span text:style-name="T26">int</text:span><text:span text:style-name="T30">* A) {</text:span><text:line-break/><text:span text:style-name="T30"> <text:s text:c="3"/></text:span><text:span text:style-name="T26">int </text:span><text:span text:style-name="T19">r </text:span><text:span text:style-name="T30">= A[</text:span><text:span text:style-name="T38">0</text:span><text:span text:style-name="T30">]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1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if </text:span><text:span text:style-name="T30">(</text:span><text:span text:style-name="T19">r </text:span><text:span text:style-name="T30">&lt; A[</text:span><text:span text:style-name="T19">i</text:span><text:span text:style-name="T30">]) {</text:span><text:line-break/><text:span text:style-name="T30"> <text:s text:c="11"/></text:span><text:span text:style-name="T19">r </text:span><text:span text:style-name="T30">= A[</text:span><text:span text:style-name="T19">i</text:span><text:span text:style-name="T30">];</text:span><text:line-break/><text:span text:style-name="T30"> <text:s text:c="7"/>}</text:span><text:line-break/><text:span text:style-name="T30"> <text:s text:c="3"/>}</text:span><text:line-break/><text:span text:style-name="T30"> <text:s text:c="3"/></text:span><text:span text:style-name="T26">return </text:span><text:span text:style-name="T19">r</text:span><text:span text:style-name="T30">;</text:span><text:line-break/><text:span text:style-name="T30">}</text:span><text:line-break/><text:line-break/><text:span text:style-name="T34">/** Printing Vector on Screen **/</text:span><text:line-break/><text:span text:style-name="T26">void </text:span><text:span text:style-name="T57">Data</text:span><text:span text:style-name="T30">::</text:span><text:span text:style-name="T41">Vector_Print</text:span><text:span text:style-name="T30">(</text:span><text:span text:style-name="T26">int</text:span><text:span text:style-name="T30">* A) {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57">std</text:span><text:span text:style-name="T30">::</text:span><text:span text:style-name="T19">cout </text:span><text:span text:style-name="T57">&lt;&lt; </text:span><text:span text:style-name="T30">A[</text:span><text:span text:style-name="T19">i</text:span><text:span text:style-name="T30">] </text:span><text:span text:style-name="T57">&lt;&lt; </text:span><text:span text:style-name="T44">" "</text:span><text:span text:style-name="T30">;</text:span><text:line-break/><text:span text:style-name="T30"> <text:s text:c="3"/>}</text:span><text:line-break/><text:span text:style-name="T30"> <text:s text:c="3"/></text:span><text:span text:style-name="T57">std</text:span><text:span text:style-name="T30">::</text:span><text:span text:style-name="T19">cout </text:span><text:span text:style-name="T57">&lt;&lt; </text:span><text:span text:style-name="T44">"</text:span><text:span text:style-name="T47">\n</text:span><text:span text:style-name="T44">"</text:span><text:span text:style-name="T30">;</text:span><text:line-break/><text:span text:style-name="T30">}</text:span><text:line-break/><text:line-break/><text:span text:style-name="T34">/** Printing Matrix on Screen **/</text:span><text:line-break/><text:span text:style-name="T26">void </text:span><text:span text:style-name="T57">Data</text:span><text:span text:style-name="T30">::</text:span><text:span text:style-name="T41">Matrix_Print</text:span><text:span text:style-name="T30">(</text:span><text:span text:style-name="T26">int</text:span><text:span text:style-name="T30">** MA) {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for </text:span><text:span text:style-name="T30">(</text:span><text:span text:style-name="T26">int </text:span><text:span text:style-name="T19">j </text:span><text:span text:style-name="T30">= </text:span><text:span text:style-name="T38">0</text:span><text:span text:style-name="T30">; </text:span><text:span text:style-name="T19">j </text:span><text:span text:style-name="T30">&lt; </text:span><text:span text:style-name="T52">n</text:span><text:span text:style-name="T30">; </text:span><text:span text:style-name="T19">j</text:span><text:span text:style-name="T30">++) {</text:span><text:line-break/><text:span text:style-name="T30"> <text:s text:c="11"/></text:span><text:span text:style-name="T57">std</text:span><text:span text:style-name="T30">::</text:span><text:span text:style-name="T19">cout </text:span><text:span text:style-name="T57">&lt;&lt; </text:span><text:span text:style-name="T30">MA[</text:span><text:span text:style-name="T19">i</text:span><text:span text:style-name="T30">][</text:span><text:span text:style-name="T19">j</text:span><text:span text:style-name="T30">] </text:span><text:span text:style-name="T57">&lt;&lt; </text:span><text:span text:style-name="T44">" "</text:span><text:span text:style-name="T30">;</text:span><text:line-break/><text:span text:style-name="T30"> <text:s text:c="7"/>}</text:span><text:line-break/><text:span text:style-name="T30"> <text:s text:c="7"/></text:span><text:span text:style-name="T57">std</text:span><text:span text:style-name="T30">::</text:span><text:span text:style-name="T19">cout </text:span><text:span text:style-name="T57">&lt;&lt; </text:span><text:span text:style-name="T44">"</text:span><text:span text:style-name="T47">\n</text:span><text:span text:style-name="T44">"</text:span><text:span text:style-name="T30">;</text:span><text:line-break/><text:span text:style-name="T30"> <text:s text:c="3"/>}</text:span><text:line-break/><text:span text:style-name="T30"> <text:s text:c="3"/></text:span><text:span text:style-name="T57">std</text:span><text:span text:style-name="T30">::</text:span><text:span text:style-name="T19">cout </text:span><text:span text:style-name="T57">&lt;&lt; </text:span><text:span text:style-name="T44">"</text:span><text:span text:style-name="T47">\n</text:span><text:span text:style-name="T44">"</text:span><text:span text:style-name="T30">;</text:span><text:line-break/><text:span text:style-name="T30">}</text:span><text:line-break/><text:line-break/><text:span text:style-name="T34">/** Calculating F1: E = MAX(A)*(X+B*(MA*MD)+C) **/</text:span><text:line-break/><text:span text:style-name="T26">int</text:span><text:span text:style-name="T30">* </text:span><text:span text:style-name="T57">Data</text:span><text:span text:style-name="T30">::</text:span><text:span text:style-name="T41">Func1</text:span><text:span text:style-name="T30">(</text:span><text:span text:style-name="T26">int</text:span><text:span text:style-name="T30">* A, </text:span><text:span text:style-name="T26">int</text:span><text:span text:style-name="T30">* B, </text:span><text:span text:style-name="T26">int</text:span><text:span text:style-name="T30">* C, </text:span><text:span text:style-name="T26">int</text:span><text:span text:style-name="T30">* X, </text:span><text:span text:style-name="T26">int</text:span><text:span text:style-name="T30">** MA, </text:span><text:span text:style-name="T26">int</text:span><text:span text:style-name="T30">** MD) {</text:span><text:line-break/><text:span text:style-name="T30"> <text:s text:c="3"/></text:span><text:span text:style-name="T26">int</text:span><text:span text:style-name="T30">** </text:span><text:span text:style-name="T19">MR </text:span><text:span text:style-name="T30">= Mul_Matrix_Matrix(MA, MD);</text:span><text:line-break/><text:span text:style-name="T30"> <text:s text:c="3"/></text:span><text:span text:style-name="T26">int</text:span><text:span text:style-name="T30">* </text:span><text:span text:style-name="T19">D </text:span><text:span text:style-name="T30">= Mul_Vector_Matrix(B, </text:span><text:span text:style-name="T19">MR</text:span><text:span text:style-name="T30">);</text:span><text:line-break/><text:soft-page-break/><text:span text:style-name="T30"> <text:s text:c="3"/></text:span><text:span text:style-name="T26">int</text:span><text:span text:style-name="T30">* </text:span><text:span text:style-name="T19">E </text:span><text:span text:style-name="T30">= Add_Vectors(X, </text:span><text:span text:style-name="T19">D</text:span><text:span text:style-name="T30">);</text:span><text:line-break/><text:span text:style-name="T30"> <text:s text:c="3"/></text:span><text:span text:style-name="T19">D </text:span><text:span text:style-name="T30">= Add_Vectors(</text:span><text:span text:style-name="T19">E</text:span><text:span text:style-name="T30">, C);</text:span><text:line-break/><text:span text:style-name="T30"> <text:s text:c="3"/></text:span><text:span text:style-name="T26">int </text:span><text:span text:style-name="T19">m </text:span><text:span text:style-name="T30">= Vector_Max(A);</text:span><text:line-break/><text:span text:style-name="T30"> <text:s text:c="3"/></text:span><text:span text:style-name="T19">E </text:span><text:span text:style-name="T30">= Mul_Vector_Scalar(</text:span><text:span text:style-name="T19">D</text:span><text:span text:style-name="T30">, </text:span><text:span text:style-name="T19">m</text:span><text:span text:style-name="T30">);</text:span><text:line-break/><text:span text:style-name="T30"> <text:s text:c="3"/></text:span><text:span text:style-name="T26">delete</text:span><text:span text:style-name="T30">[] </text:span><text:span text:style-name="T19">D</text:span><text:span text:style-name="T30">;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delete</text:span><text:span text:style-name="T30">[] </text:span><text:span text:style-name="T19">MR</text:span><text:span text:style-name="T30">[</text:span><text:span text:style-name="T19">i</text:span><text:span text:style-name="T30">];</text:span><text:line-break/><text:span text:style-name="T30"> <text:s text:c="3"/>}</text:span><text:line-break/><text:span text:style-name="T30"> <text:s text:c="3"/></text:span><text:span text:style-name="T26">delete</text:span><text:span text:style-name="T30">[] </text:span><text:span text:style-name="T19">MR</text:span><text:span text:style-name="T30">;</text:span><text:line-break/><text:span text:style-name="T30"> <text:s text:c="3"/></text:span><text:span text:style-name="T26">return </text:span><text:span text:style-name="T19">E</text:span><text:span text:style-name="T30">;</text:span><text:line-break/><text:span text:style-name="T30">}</text:span></text:p>
      <text:p text:style-name="P13"><text:line-break/><text:span text:style-name="T34">/** Calculating F2: ML = SORT(TRANS(MF)*MK) **/</text:span><text:line-break/><text:span text:style-name="T26">int</text:span><text:span text:style-name="T30">** </text:span><text:span text:style-name="T57">Data</text:span><text:span text:style-name="T30">::</text:span><text:span text:style-name="T41">Func2</text:span><text:span text:style-name="T30">(</text:span><text:span text:style-name="T26">int</text:span><text:span text:style-name="T30">** MF, </text:span><text:span text:style-name="T26">int</text:span><text:span text:style-name="T30">** MK) {</text:span><text:line-break/><text:span text:style-name="T30"> <text:s text:c="3"/>Transpose_Matrix(MF);</text:span><text:line-break/><text:span text:style-name="T30"> <text:s text:c="3"/></text:span><text:span text:style-name="T26">int</text:span><text:span text:style-name="T30">** </text:span><text:span text:style-name="T19">ML </text:span><text:span text:style-name="T30">= Mul_Matrix_Matrix(MF, MK);</text:span><text:line-break/><text:span text:style-name="T30"> <text:s text:c="3"/>Sort_Matrix(</text:span><text:span text:style-name="T19">ML</text:span><text:span text:style-name="T30">);</text:span><text:line-break/><text:span text:style-name="T30"> <text:s text:c="3"/></text:span><text:span text:style-name="T26">return </text:span><text:span text:style-name="T19">ML</text:span><text:span text:style-name="T30">;</text:span><text:line-break/><text:span text:style-name="T30">}</text:span><text:line-break/><text:span text:style-name="T34">/** Calculating F3: S = SORT(O*MO)*(MS*MT) **/</text:span><text:line-break/><text:span text:style-name="T26">int</text:span><text:span text:style-name="T30">* </text:span><text:span text:style-name="T57">Data</text:span><text:span text:style-name="T30">::</text:span><text:span text:style-name="T41">Func3</text:span><text:span text:style-name="T30">(</text:span><text:span text:style-name="T26">int</text:span><text:span text:style-name="T30">* O, </text:span><text:span text:style-name="T26">int</text:span><text:span text:style-name="T30">** MO, </text:span><text:span text:style-name="T26">int</text:span><text:span text:style-name="T30">** MS, </text:span><text:span text:style-name="T26">int</text:span><text:span text:style-name="T30">** MT) {</text:span><text:line-break/><text:span text:style-name="T30"> <text:s text:c="3"/></text:span><text:span text:style-name="T26">int</text:span><text:span text:style-name="T30">* </text:span><text:span text:style-name="T19">R </text:span><text:span text:style-name="T30">= Mul_Vector_Matrix(O, MO);</text:span><text:line-break/><text:span text:style-name="T30"> <text:s text:c="3"/></text:span><text:span text:style-name="T26">int</text:span><text:span text:style-name="T30">** </text:span><text:span text:style-name="T19">MR </text:span><text:span text:style-name="T30">= Mul_Matrix_Matrix(MS, MT);</text:span><text:line-break/><text:span text:style-name="T30"> <text:s text:c="3"/>Sort_Vector(</text:span><text:span text:style-name="T19">R</text:span><text:span text:style-name="T30">);</text:span><text:line-break/><text:span text:style-name="T30"> <text:s text:c="3"/></text:span><text:span text:style-name="T26">int</text:span><text:span text:style-name="T30">* </text:span><text:span text:style-name="T19">S </text:span><text:span text:style-name="T30">= Mul_Vector_Matrix(</text:span><text:span text:style-name="T19">R</text:span><text:span text:style-name="T30">, </text:span><text:span text:style-name="T19">MR</text:span><text:span text:style-name="T30">);</text:span><text:line-break/><text:span text:style-name="T30"> <text:s text:c="3"/></text:span><text:span text:style-name="T26">delete</text:span><text:span text:style-name="T30">[] </text:span><text:span text:style-name="T19">R</text:span><text:span text:style-name="T30">; </text:span><text:line-break/><text:span text:style-name="T30"> <text:s text:c="3"/></text:span><text:span text:style-name="T26">for </text:span><text:span text:style-name="T30">(</text:span><text:span text:style-name="T26">int </text:span><text:span text:style-name="T19">i </text:span><text:span text:style-name="T30">= </text:span><text:span text:style-name="T38">0</text:span><text:span text:style-name="T30">; </text:span><text:span text:style-name="T19">i </text:span><text:span text:style-name="T30">&lt; </text:span><text:span text:style-name="T52">n</text:span><text:span text:style-name="T30">; </text:span><text:span text:style-name="T19">i</text:span><text:span text:style-name="T30">++) {</text:span><text:line-break/><text:span text:style-name="T30"> <text:s text:c="7"/></text:span><text:span text:style-name="T26">delete</text:span><text:span text:style-name="T30">[] </text:span><text:span text:style-name="T19">MR</text:span><text:span text:style-name="T30">[</text:span><text:span text:style-name="T19">i</text:span><text:span text:style-name="T30">];</text:span><text:line-break/><text:span text:style-name="T30"> <text:s text:c="3"/>}</text:span><text:line-break/><text:span text:style-name="T30"> <text:s text:c="3"/></text:span><text:span text:style-name="T26">delete</text:span><text:span text:style-name="T30">[] </text:span><text:span text:style-name="T19">MR</text:span><text:span text:style-name="T30">;</text:span><text:line-break/><text:span text:style-name="T30"> <text:s text:c="3"/></text:span><text:span text:style-name="T26">return </text:span><text:span text:style-name="T19">S</text:span><text:span text:style-name="T30">;</text:span><text:line-break/><text:span text:style-name="T30">}</text:span></text:p>
      <text:p text:style-name="P30"/>
      <text:p text:style-name="P8"><text:span text:style-name="T18">Data.</text:span><text:span text:style-name="T22">h</text:span></text:p>
      <text:p text:style-name="P31"/>
      <text:p text:style-name="P14"><text:span text:style-name="T27">class </text:span><text:span text:style-name="T57">Data</text:span><text:line-break/><text:span text:style-name="T30">{</text:span><text:line-break/><text:span text:style-name="T26">public</text:span><text:span text:style-name="T30">:</text:span><text:line-break/><text:span text:style-name="T30"> <text:s text:c="3"/></text:span><text:span text:style-name="T26">int </text:span><text:span text:style-name="T41">getN</text:span><text:span text:style-name="T30">();</text:span><text:line-break/><text:span text:style-name="T30"> <text:s text:c="3"/></text:span><text:span text:style-name="T41">Data</text:span><text:span text:style-name="T30">(</text:span><text:span text:style-name="T26">int </text:span><text:span text:style-name="T30">n_to_set);</text:span><text:line-break/><text:span text:style-name="T30"> <text:s text:c="3"/></text:span><text:span text:style-name="T26">void </text:span><text:span text:style-name="T41">Vector_Fill</text:span><text:span text:style-name="T30">(</text:span><text:span text:style-name="T26">int</text:span><text:span text:style-name="T30">* A, </text:span><text:span text:style-name="T26">int </text:span><text:span text:style-name="T30">a);</text:span><text:line-break/><text:span text:style-name="T30"> <text:s text:c="3"/></text:span><text:span text:style-name="T26">void </text:span><text:span text:style-name="T41">Matrix_Fill</text:span><text:span text:style-name="T30">(</text:span><text:span text:style-name="T26">int</text:span><text:span text:style-name="T30">** MA, </text:span><text:span text:style-name="T26">int </text:span><text:span text:style-name="T30">a);</text:span><text:line-break/><text:span text:style-name="T30"> <text:s text:c="3"/></text:span><text:span text:style-name="T26">void </text:span><text:span text:style-name="T41">Vector_Set_Element</text:span><text:span text:style-name="T30">(</text:span><text:span text:style-name="T26">int</text:span><text:span text:style-name="T30">* A, </text:span><text:span text:style-name="T26">int </text:span><text:span text:style-name="T30">i, </text:span><text:span text:style-name="T26">int </text:span><text:span text:style-name="T30">a);</text:span><text:line-break/><text:span text:style-name="T30"> <text:s text:c="3"/></text:span><text:span text:style-name="T26">void </text:span><text:span text:style-name="T41">Matrix_Set_Element</text:span><text:span text:style-name="T30">(</text:span><text:span text:style-name="T26">int</text:span><text:span text:style-name="T30">** MA, </text:span><text:span text:style-name="T26">int </text:span><text:span text:style-name="T30">i, </text:span><text:span text:style-name="T26">int </text:span><text:span text:style-name="T30">j, </text:span><text:span text:style-name="T26">int </text:span><text:span text:style-name="T30">a);</text:span><text:line-break/><text:span text:style-name="T30"> <text:s text:c="3"/></text:span><text:span text:style-name="T26">void </text:span><text:span text:style-name="T41">Vector_Print</text:span><text:span text:style-name="T30">(</text:span><text:span text:style-name="T26">int</text:span><text:span text:style-name="T30">* A);</text:span><text:line-break/><text:span text:style-name="T30"> <text:s text:c="3"/></text:span><text:span text:style-name="T26">void </text:span><text:span text:style-name="T41">Matrix_Print</text:span><text:span text:style-name="T30">(</text:span><text:span text:style-name="T26">int</text:span><text:span text:style-name="T30">** MA);</text:span><text:line-break/><text:span text:style-name="T30"> <text:s text:c="3"/></text:span><text:span text:style-name="T26">int</text:span><text:span text:style-name="T30">* </text:span><text:span text:style-name="T41">Func1</text:span><text:span text:style-name="T30">(</text:span><text:span text:style-name="T26">int</text:span><text:span text:style-name="T30">* A, </text:span><text:span text:style-name="T26">int</text:span><text:span text:style-name="T30">* B, </text:span><text:span text:style-name="T26">int</text:span><text:span text:style-name="T30">* C, </text:span><text:span text:style-name="T26">int</text:span><text:span text:style-name="T30">* X, </text:span><text:span text:style-name="T26">int</text:span><text:span text:style-name="T30">** MA, </text:span><text:span text:style-name="T26">int</text:span><text:span text:style-name="T30">** MD);</text:span><text:line-break/><text:span text:style-name="T30"> <text:s text:c="3"/></text:span><text:span text:style-name="T26">int</text:span><text:span text:style-name="T30">** </text:span><text:span text:style-name="T41">Func2</text:span><text:span text:style-name="T30">(</text:span><text:span text:style-name="T26">int</text:span><text:span text:style-name="T30">** MF, </text:span><text:span text:style-name="T26">int</text:span><text:span text:style-name="T30">** MK);</text:span><text:line-break/><text:span text:style-name="T30"> <text:s text:c="3"/></text:span><text:span text:style-name="T26">int</text:span><text:span text:style-name="T30">* </text:span><text:span text:style-name="T41">Func3</text:span><text:span text:style-name="T30">(</text:span><text:span text:style-name="T26">int</text:span><text:span text:style-name="T30">* O, </text:span><text:span text:style-name="T26">int</text:span><text:span text:style-name="T30">** MO, </text:span><text:span text:style-name="T26">int</text:span><text:span text:style-name="T30">** MS, </text:span><text:span text:style-name="T26">int</text:span><text:span text:style-name="T30">** MT);</text:span><text:line-break/><text:span text:style-name="T26">private</text:span><text:span text:style-name="T30">:</text:span><text:line-break/><text:span text:style-name="T30"> <text:s text:c="3"/></text:span><text:span text:style-name="T26">int </text:span><text:span text:style-name="T52">n</text:span><text:span text:style-name="T30">;</text:span><text:line-break/><text:span text:style-name="T30"> <text:s text:c="3"/></text:span><text:span text:style-name="T26">int</text:span><text:span text:style-name="T30">* </text:span><text:span text:style-name="T41">Mul_Vector_Scalar</text:span><text:span text:style-name="T30">(</text:span><text:span text:style-name="T26">int</text:span><text:span text:style-name="T30">* A, </text:span><text:span text:style-name="T26">int </text:span><text:span text:style-name="T30">a);</text:span><text:line-break/><text:span text:style-name="T30"> <text:s text:c="3"/></text:span><text:span text:style-name="T26">int</text:span><text:span text:style-name="T30">* </text:span><text:span text:style-name="T41">Mul_Vector_Matrix</text:span><text:span text:style-name="T30">(</text:span><text:span text:style-name="T26">int</text:span><text:span text:style-name="T30">* A, </text:span><text:span text:style-name="T26">int</text:span><text:span text:style-name="T30">** MA);</text:span><text:line-break/><text:span text:style-name="T30"> <text:s text:c="3"/></text:span><text:span text:style-name="T26">int</text:span><text:span text:style-name="T30">** </text:span><text:span text:style-name="T41">Mul_Matrix_Matrix</text:span><text:span text:style-name="T30">(</text:span><text:span text:style-name="T26">int</text:span><text:span text:style-name="T30">** MA, </text:span><text:span text:style-name="T26">int</text:span><text:span text:style-name="T30">** MB);</text:span><text:line-break/><text:span text:style-name="T30"> <text:s text:c="3"/></text:span><text:span text:style-name="T26">int</text:span><text:span text:style-name="T30">* </text:span><text:span text:style-name="T41">Add_Vectors</text:span><text:span text:style-name="T30">(</text:span><text:span text:style-name="T26">int</text:span><text:span text:style-name="T30">* A, </text:span><text:span text:style-name="T26">int</text:span><text:span text:style-name="T30">* B);</text:span><text:line-break/><text:span text:style-name="T30"> <text:s text:c="3"/></text:span><text:span text:style-name="T26">void </text:span><text:span text:style-name="T41">Transpose_Matrix</text:span><text:span text:style-name="T30">(</text:span><text:span text:style-name="T26">int</text:span><text:span text:style-name="T30">** MA);</text:span><text:line-break/><text:span text:style-name="T30"> <text:s text:c="3"/></text:span><text:span text:style-name="T26">void </text:span><text:span text:style-name="T41">Sort_Vector</text:span><text:span text:style-name="T30">(</text:span><text:span text:style-name="T26">int</text:span><text:span text:style-name="T30">* A);</text:span><text:line-break/><text:span text:style-name="T30"> <text:s text:c="3"/></text:span><text:span text:style-name="T26">void </text:span><text:span text:style-name="T41">Sort_Matrix</text:span><text:span text:style-name="T30">(</text:span><text:span text:style-name="T26">int</text:span><text:span text:style-name="T30">** MA);</text:span><text:line-break/><text:span text:style-name="T30"> <text:s text:c="3"/></text:span><text:span text:style-name="T26">int </text:span><text:span text:style-name="T41">Vector_Max</text:span><text:span text:style-name="T30">(</text:span><text:span text:style-name="T26">int</text:span><text:span text:style-name="T30">* A);</text:span><text:line-break/><text:span text:style-name="T30">};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zh" fo:country="CN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46:54.190731448</meta:creation-date>
    <dc:date>2020-10-28T17:42:09.021952991</dc:date>
    <meta:editing-duration>PT47M19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9" meta:paragraph-count="42" meta:word-count="1589" meta:character-count="10554" meta:non-whitespace-character-count="7322"/>
  </office:meta>
</office:document-meta>
</file>